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style:font-face style:name="Open Sans Bold" svg:font-family="'Open Sans Bold'"/>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text-properties fo:font-variant="normal" fo:text-transform="none" fo:color="#333333" style:font-name="Open Sans" fo:font-size="10.5pt" fo:letter-spacing="normal" fo:font-style="normal" fo:font-weight="normal"/>
    </style:style>
    <style:style style:name="P2" style:family="paragraph" style:parent-style-name="Text_20_body" style:list-style-name="L2">
      <style:paragraph-properties fo:margin-left="0cm" fo:margin-right="0cm" fo:orphans="2" fo:widows="2" fo:text-indent="0cm" style:auto-text-indent="false"/>
      <style:text-properties fo:font-variant="normal" fo:text-transform="none" fo:color="#333333" style:font-name="Open Sans" fo:font-size="10.5pt" fo:letter-spacing="normal" fo:font-style="normal" fo:font-weight="normal"/>
    </style:style>
    <style:style style:name="P3" style:family="paragraph" style:parent-style-name="Text_20_body">
      <style:paragraph-properties fo:margin-left="0cm" fo:margin-right="0cm" fo:margin-top="0cm" fo:margin-bottom="0cm" fo:orphans="2" fo:widows="2" fo:text-indent="0cm" style:auto-text-indent="false"/>
      <style:text-properties fo:font-variant="normal" fo:text-transform="none" fo:color="#333333" style:font-name="Open Sans" fo:font-size="10.5pt" fo:letter-spacing="normal" fo:font-style="normal" fo:font-weight="normal"/>
    </style:style>
    <style:style style:name="P4" style:family="paragraph" style:parent-style-name="Text_20_body" style:list-style-name="L5">
      <style:paragraph-properties fo:margin-left="0cm" fo:margin-right="0cm" fo:margin-top="0cm" fo:margin-bottom="0cm" fo:orphans="2" fo:widows="2" fo:text-indent="0cm" style:auto-text-indent="false"/>
      <style:text-properties fo:font-variant="normal" fo:text-transform="none" fo:color="#333333" style:font-name="Open Sans" fo:font-size="10.5pt" fo:letter-spacing="normal" fo:font-style="normal" fo:font-weight="normal"/>
    </style:style>
    <style:style style:name="P5" style:family="paragraph" style:parent-style-name="Text_20_body" style:list-style-name="L9">
      <style:paragraph-properties fo:margin-left="0cm" fo:margin-right="0cm" fo:margin-top="0cm" fo:margin-bottom="0cm" fo:orphans="2" fo:widows="2" fo:text-indent="0cm" style:auto-text-indent="false"/>
      <style:text-properties fo:font-variant="normal" fo:text-transform="none" fo:color="#333333" style:font-name="Open Sans" fo:font-size="10.5pt" fo:letter-spacing="normal" fo:font-style="normal" fo:font-weight="normal"/>
    </style:style>
    <style:style style:name="P6" style:family="paragraph" style:parent-style-name="Text_20_body" style:list-style-name="L10">
      <style:paragraph-properties fo:margin-left="0cm" fo:margin-right="0cm" fo:margin-top="0cm" fo:margin-bottom="0cm" fo:orphans="2" fo:widows="2" fo:text-indent="0cm" style:auto-text-indent="false"/>
      <style:text-properties fo:font-variant="normal" fo:text-transform="none" fo:color="#333333" style:font-name="Open Sans" fo:font-size="10.5pt" fo:letter-spacing="normal" fo:font-style="normal" fo:font-weight="normal"/>
    </style:style>
    <style:style style:name="P7" style:family="paragraph" style:parent-style-name="Text_20_body" style:list-style-name="L11">
      <style:paragraph-properties fo:margin-left="0cm" fo:margin-right="0cm" fo:margin-top="0cm" fo:margin-bottom="0cm" fo:orphans="2" fo:widows="2" fo:text-indent="0cm" style:auto-text-indent="false"/>
      <style:text-properties fo:font-variant="normal" fo:text-transform="none" fo:color="#333333" style:font-name="Open Sans" fo:font-size="10.5pt" fo:letter-spacing="normal" fo:font-style="normal" fo:font-weight="normal"/>
    </style:style>
    <style:style style:name="P8" style:family="paragraph" style:parent-style-name="Text_20_body" style:list-style-name="L12">
      <style:paragraph-properties fo:margin-left="0cm" fo:margin-right="0cm" fo:margin-top="0cm" fo:margin-bottom="0cm" fo:orphans="2" fo:widows="2" fo:text-indent="0cm" style:auto-text-indent="false"/>
      <style:text-properties fo:font-variant="normal" fo:text-transform="none" fo:color="#333333" style:font-name="Open Sans" fo:font-size="10.5pt" fo:letter-spacing="normal" fo:font-style="normal" fo:font-weight="normal"/>
    </style:style>
    <style:style style:name="P9" style:family="paragraph" style:parent-style-name="Text_20_body" style:list-style-name="L13">
      <style:paragraph-properties fo:margin-left="0cm" fo:margin-right="0cm" fo:margin-top="0cm" fo:margin-bottom="0cm" fo:orphans="2" fo:widows="2" fo:text-indent="0cm" style:auto-text-indent="false"/>
      <style:text-properties fo:font-variant="normal" fo:text-transform="none" fo:color="#333333" style:font-name="Open Sans" fo:font-size="10.5pt" fo:letter-spacing="normal" fo:font-style="normal" fo:font-weight="normal"/>
    </style:style>
    <style:style style:name="P10" style:family="paragraph" style:parent-style-name="Text_20_body" style:list-style-name="L6">
      <style:paragraph-properties fo:margin-left="0cm" fo:margin-right="0cm" fo:margin-top="0cm" fo:margin-bottom="0cm" fo:orphans="2" fo:widows="2" fo:text-indent="0cm" style:auto-text-indent="false"/>
      <style:text-properties fo:font-variant="normal" fo:text-transform="none" fo:color="#333333" style:font-name="Open Sans" fo:font-size="10.5pt" fo:letter-spacing="normal" fo:font-style="normal" fo:font-weight="normal" style:font-weight-asian="normal" style:font-weight-complex="normal"/>
    </style:style>
    <style:style style:name="P11" style:family="paragraph" style:parent-style-name="Text_20_body">
      <style:paragraph-properties fo:margin-left="0cm" fo:margin-right="0cm" fo:margin-top="0cm" fo:margin-bottom="0cm" fo:orphans="2" fo:widows="2" fo:text-indent="0cm" style:auto-text-indent="false"/>
      <style:text-properties fo:font-variant="normal" fo:text-transform="none" fo:color="#333333" style:font-name="Open Sans" fo:font-size="10.5pt" fo:letter-spacing="normal" fo:font-style="normal" fo:font-weight="bold" style:font-weight-asian="bold" style:font-weight-complex="bold"/>
    </style:style>
    <style:style style:name="P12" style:family="paragraph" style:parent-style-name="Text_20_body">
      <style:paragraph-properties fo:margin-left="0cm" fo:margin-right="0cm" fo:margin-top="0cm" fo:margin-bottom="0cm" fo:orphans="2" fo:widows="2" fo:text-indent="0cm" style:auto-text-indent="false"/>
      <style:text-properties fo:font-variant="normal" fo:text-transform="none" fo:color="#333333" fo:letter-spacing="normal"/>
    </style:style>
    <style:style style:name="P13" style:family="paragraph" style:parent-style-name="Text_20_body" style:list-style-name="L8">
      <style:paragraph-properties fo:margin-left="0cm" fo:margin-right="0cm" fo:margin-top="0cm" fo:margin-bottom="0cm" fo:orphans="2" fo:widows="2" fo:text-indent="0cm" style:auto-text-indent="false"/>
      <style:text-properties fo:font-variant="normal" fo:text-transform="none" fo:color="#333333" fo:letter-spacing="normal"/>
    </style:style>
    <style:style style:name="P14" style:family="paragraph" style:parent-style-name="Text_20_body">
      <style:paragraph-properties fo:margin-left="0cm" fo:margin-right="0cm" fo:margin-top="0cm" fo:margin-bottom="0cm" fo:orphans="2" fo:widows="2" fo:text-indent="0cm" style:auto-text-indent="false"/>
    </style:style>
    <style:style style:name="P15" style:family="paragraph" style:parent-style-name="Text_20_body" style:list-style-name="L4">
      <style:paragraph-properties fo:margin-left="0cm" fo:margin-right="0cm" fo:margin-top="0cm" fo:margin-bottom="0cm" fo:orphans="2" fo:widows="2" fo:text-indent="0cm" style:auto-text-indent="false"/>
    </style:style>
    <style:style style:name="P16" style:family="paragraph" style:parent-style-name="Text_20_body" style:list-style-name="L5">
      <style:paragraph-properties fo:margin-left="0cm" fo:margin-right="0cm" fo:margin-top="0cm" fo:margin-bottom="0cm" fo:orphans="2" fo:widows="2" fo:text-indent="0cm" style:auto-text-indent="false"/>
    </style:style>
    <style:style style:name="P17" style:family="paragraph" style:parent-style-name="Text_20_body" style:list-style-name="L6">
      <style:paragraph-properties fo:margin-left="0cm" fo:margin-right="0cm" fo:margin-top="0cm" fo:margin-bottom="0cm" fo:orphans="2" fo:widows="2" fo:text-indent="0cm" style:auto-text-indent="false"/>
    </style:style>
    <style:style style:name="P18" style:family="paragraph" style:parent-style-name="Text_20_body" style:list-style-name="L7">
      <style:paragraph-properties fo:margin-left="0cm" fo:margin-right="0cm" fo:margin-top="0cm" fo:margin-bottom="0cm" fo:orphans="2" fo:widows="2" fo:text-indent="0cm" style:auto-text-indent="false"/>
    </style:style>
    <style:style style:name="P19" style:family="paragraph" style:parent-style-name="Text_20_body" style:list-style-name="L8">
      <style:paragraph-properties fo:margin-left="0cm" fo:margin-right="0cm" fo:margin-top="0cm" fo:margin-bottom="0cm" fo:orphans="2" fo:widows="2" fo:text-indent="0cm" style:auto-text-indent="false"/>
    </style:style>
    <style:style style:name="P20" style:family="paragraph" style:parent-style-name="Text_20_body" style:list-style-name="L6">
      <style:paragraph-properties fo:margin-left="0cm" fo:margin-right="0cm" fo:margin-top="0cm" fo:margin-bottom="0cm" fo:orphans="2" fo:widows="2" fo:text-indent="0cm" style:auto-text-indent="false"/>
      <style:text-properties fo:font-weight="normal" style:font-weight-asian="normal" style:font-weight-complex="normal"/>
    </style:style>
    <style:style style:name="P21" style:family="paragraph" style:parent-style-name="Text_20_body">
      <style:paragraph-properties fo:margin-left="0cm" fo:margin-right="0cm" fo:margin-top="0cm" fo:margin-bottom="0cm" fo:orphans="2" fo:widows="2" fo:text-indent="0cm" style:auto-text-indent="false"/>
      <style:text-properties fo:font-weight="bold" style:font-weight-asian="bold" style:font-weight-complex="bold"/>
    </style:style>
    <style:style style:name="P22" style:family="paragraph" style:parent-style-name="Text_20_body" style:list-style-name="L8">
      <style:paragraph-properties fo:margin-left="0cm" fo:margin-right="0cm" fo:margin-top="0cm" fo:margin-bottom="0cm" fo:orphans="2" fo:widows="2" fo:text-indent="0cm" style:auto-text-indent="false"/>
      <style:text-properties style:text-underline-style="solid" style:text-underline-width="auto" style:text-underline-color="font-color"/>
    </style:style>
    <style:style style:name="P23" style:family="paragraph" style:parent-style-name="Standard">
      <style:paragraph-properties fo:margin-left="0cm" fo:margin-right="0cm" fo:orphans="2" fo:widows="2" fo:text-indent="0cm" style:auto-text-indent="false"/>
    </style:style>
    <style:style style:name="P24" style:family="paragraph" style:parent-style-name="Standard" style:list-style-name="L1">
      <style:paragraph-properties fo:margin-left="0cm" fo:margin-right="0cm" fo:orphans="2" fo:widows="2" fo:text-indent="0cm" style:auto-text-indent="false"/>
    </style:style>
    <style:style style:name="P25" style:family="paragraph" style:parent-style-name="Standard" style:list-style-name="L2">
      <style:paragraph-properties fo:margin-left="0cm" fo:margin-right="0cm" fo:orphans="2" fo:widows="2" fo:text-indent="0cm" style:auto-text-indent="false"/>
    </style:style>
    <style:style style:name="P26" style:family="paragraph" style:parent-style-name="Standard">
      <style:paragraph-properties fo:margin-left="0cm" fo:margin-right="0cm" fo:orphans="2" fo:widows="2" fo:text-indent="0cm" style:auto-text-indent="false"/>
      <style:text-properties fo:font-weight="bold" style:font-weight-asian="bold" style:font-weight-complex="bold"/>
    </style:style>
    <style:style style:name="P27" style:family="paragraph" style:parent-style-name="Standard" style:list-style-name="L2">
      <style:paragraph-properties fo:margin-left="0cm" fo:margin-right="0cm" fo:orphans="2" fo:widows="2" fo:text-indent="0cm" style:auto-text-indent="false"/>
      <style:text-properties fo:font-variant="normal" fo:text-transform="none" fo:color="#333333" style:font-name="Open Sans" fo:font-size="10.5pt" fo:letter-spacing="normal" fo:font-style="normal" fo:font-weight="normal"/>
    </style:style>
    <style:style style:name="T1" style:family="text">
      <style:text-properties fo:font-variant="normal" fo:text-transform="none" fo:color="#333333" style:font-name="Open Sans" fo:font-size="10.5pt" fo:letter-spacing="normal" fo:font-style="normal"/>
    </style:style>
    <style:style style:name="T2" style:family="text">
      <style:text-properties fo:font-variant="normal" fo:text-transform="none" fo:color="#333333" style:font-name="Open Sans" fo:font-size="10.5pt" fo:letter-spacing="normal" fo:font-style="normal" fo:font-weight="normal"/>
    </style:style>
    <style:style style:name="T3" style:family="text">
      <style:text-properties fo:font-variant="normal" fo:text-transform="none" fo:color="#333333" style:font-name="Open Sans" fo:font-size="10.5pt" fo:letter-spacing="normal" fo:font-style="normal" fo:font-weight="normal" style:font-weight-asian="normal" style:font-weight-complex="normal"/>
    </style:style>
    <style:style style:name="T4" style:family="text">
      <style:text-properties fo:font-variant="normal" fo:text-transform="none" fo:color="#333333" style:font-name="Open Sans" fo:font-size="10.5pt" fo:letter-spacing="normal" fo:font-style="normal" fo:font-weight="bold" style:font-weight-asian="bold" style:font-weight-complex="bold"/>
    </style:style>
    <style:style style:name="T5" style:family="text">
      <style:text-properties fo:font-variant="normal" fo:text-transform="none" fo:color="#333333" fo:letter-spacing="normal"/>
    </style:style>
    <style:style style:name="T6" style:family="text">
      <style:text-properties fo:font-variant="normal" fo:text-transform="none" fo:color="#bf0404" style:font-name="Open Sans Bold" fo:font-size="13.5pt" fo:letter-spacing="normal" fo:font-style="normal" fo:font-weight="normal" style:font-weight-asian="bold" style:font-weight-complex="bold"/>
    </style:style>
    <style:style style:name="T7" style:family="text">
      <style:text-properties style:font-name="Open Sans" fo:font-size="10.5pt" fo:font-style="normal" fo:font-weight="normal"/>
    </style:style>
    <style:style style:name="T8" style:family="text">
      <style:text-properties style:font-name="Open Sans" fo:font-size="10.5pt" fo:font-style="normal" fo:font-weight="normal" style:font-weight-asian="normal" style:font-weight-complex="normal"/>
    </style:style>
    <style:style style:name="T9" style:family="text">
      <style:text-properties style:font-name="Open Sans" fo:font-size="10.5pt" fo:font-style="normal" style:text-underline-style="solid" style:text-underline-width="auto" style:text-underline-color="font-color" fo:font-weight="normal"/>
    </style:style>
    <style:style style:name="T10" style:family="text">
      <style:text-properties fo:font-weight="bold" style:font-weight-asian="bold" style:font-weight-complex="bold"/>
    </style:style>
    <style:style style:name="T11" style:family="text">
      <style:text-properties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6">ORDEN FORAL 94/2019, de 9 de septiembre, por la que se regula el Servicio de Atención Temprana del Departamento de Derechos Sociales.</text:span><text:span text:style-name="T4"> </text:span></text:p>
      <text:p text:style-name="P23"><text:span text:style-name="T4"/></text:p>
      <text:p text:style-name="P23"><text:span text:style-name="T4">Cartera de Servicios Sociales de ámbito general</text:span><text:span text:style-name="T2">, define al Servicio de Atención Temprana 0-3 años.</text:span></text:p>
      <text:list xml:id="list2542591326783331263" text:style-name="L1">
        <text:list-item>
          <text:p text:style-name="P24"><text:span text:style-name="T2">prestación garantizada</text:span></text:p>
        </text:list-item>
        <text:list-item>
          <text:p text:style-name="P24"><text:span text:style-name="T2">de carácter universal, </text:span></text:p>
        </text:list-item>
        <text:list-item>
          <text:p text:style-name="P24"><text:span text:style-name="T2">que recoge las actuaciones de prevención, detección, evaluación e intervención de forma coordinada </text:span></text:p>
        </text:list-item>
        <text:list-item>
          <text:p text:style-name="P24"><text:span text:style-name="T2">se dirige a la población infantil de 0 a 3 años, a su familia y al entorno; </text:span></text:p>
        </text:list-item>
        <text:list-item>
          <text:p text:style-name="P24"><text:span text:style-name="T2">que desde una perspectiva integral tienen por objeto dar respuesta a las necesidades permanentes o transitorias que presentan los niños o niñas con trastorno en el desarrollo o riesgo de padecerlo por estar expuestos a factores de carácter biológico y/o psicosocial.</text:span> </text:p>
        </text:list-item>
      </text:list>
      <text:p text:style-name="P23"/>
      <text:p text:style-name="P26"><text:span text:style-name="T1">Artículo 1. Objeto.</text:span> </text:p>
      <text:p text:style-name="P23"><text:span text:style-name="T2">La regulación del Servicio de Atención Temprana del Departamento de Derechos Sociales, dirigido a la población infantil desde el nacimiento hasta los 3 años y a sus familias.</text:span> </text:p>
      <text:p text:style-name="P23"/>
      <text:p text:style-name="P26"><text:span text:style-name="T1">Artículo 2. Finalidad y Objetivos.</text:span> </text:p>
      <text:p text:style-name="P23"><text:span text:style-name="T2">1- Articular las actuaciones que de manera integral se organicen dirigidas a la población desde el nacimiento hasta los 3 años y a sus familias en materia de Atención Temprana.</text:span> </text:p>
      <text:p text:style-name="P23"/>
      <text:p text:style-name="P23">2- Objetivos: </text:p>
      <text:p text:style-name="P23">. <text:span text:style-name="T4">Garantizar los servicios</text:span><text:span text:style-name="T2"> necesarios para promover el óptimo desarrollo de los niños y niñas </text:span> </text:p>
      <text:p text:style-name="P23">. I<text:span text:style-name="T2">ntroducir las m</text:span><text:span text:style-name="T4">edidas de adaptación y compensación del entorno comunitario</text:span><text:span text:style-name="T2"> buscando la inclusión y participación de los menores y familias, garantizando la máxima calidad de vida presente y futura.</text:span> </text:p>
      <text:p text:style-name="P23">. <text:span text:style-name="T4">Reforzar las competencias de la familia</text:span><text:span text:style-name="T2"> en lo referente a la crianza de los niños y niñas, responder a sus necesidades y demandas mediante la participación, apoyo e información.</text:span></text:p>
      <text:p text:style-name="P3">. Reforzar las <text:span text:style-name="T10">competencias del entorno educativo</text:span> para dar respuesta a las necesidades de todos y todas las menores buscando la participación e inclusión.</text:p>
      <text:p text:style-name="P3">. Proporcionar <text:span text:style-name="T10">servicios integrales</text:span> que satisfagan las necesidades de los y las menores y sus familias.</text:p>
      <text:p text:style-name="P3">. Garantizar la<text:span text:style-name="T10"> participación activa de la familia </text:span>en el proceso de intervención así como en la toma de decisiones.</text:p>
      <text:p text:style-name="P3">. Promover <text:span text:style-name="T10">proyectos de coordinación interdepartamental</text:span> dirigidos a la población infantil entre 0 y 3 años y familias.</text:p>
      <text:p text:style-name="P3">. Asegurar <text:span text:style-name="T10">equipos expertos</text:span> en desarrollo de la primera infancia (0 a 3 años).</text:p>
      <text:p text:style-name="P3">. <text:span text:style-name="T10">Garantizar la continuidad de la atención </text:span>dirigida a la población infantil y familias en la incorporación a segundo ciclo de Educación Infantil.</text:p>
      <text:p text:style-name="P3">. Garantizar l<text:span text:style-name="T10">a evaluación de la calidad del servicio</text:span> a través del establecimiento de los oportunos indicadores.</text:p>
      <text:p text:style-name="P3"><text:soft-page-break/>. Garantizar l<text:span text:style-name="T10">a actualización y formación continua de los y las profesionales</text:span> del Servicio de Atención Temprana. Para ello, se recogerá un plan específico en el Plan Anual del Servicio.</text:p>
      <text:p text:style-name="P23"/>
      <text:p text:style-name="P26"><text:span text:style-name="T1">Artículo 3. Ámbito de aplicación.</text:span> </text:p>
      <text:p text:style-name="P23">1- S<text:span text:style-name="T2">e dirigirán a la población infantil entre 0 y 3 años con residencia efectiva en Navarra: </text:span></text:p>
      <text:p text:style-name="P23"><text:span text:style-name="T2"><text:s text:c="3"/>. que presenten alteraciones </text:span></text:p>
      <text:p text:style-name="P23"><text:span text:style-name="T2"><text:s text:c="3"/>. o trastornos en el desarrollo </text:span></text:p>
      <text:p text:style-name="P23"><text:span text:style-name="T2"><text:s text:c="3"/>. o una situación de riesgo </text:span></text:p>
      <text:p text:style-name="P23"><text:span text:style-name="T2">por estar expuestos a factores de carácter biológico y/o psicosocial, a sus familias y al entorno.</text:span> </text:p>
      <text:p text:style-name="P23"/>
      <text:p text:style-name="P23">2- <text:span text:style-name="T5">S</text:span><text:span text:style-name="T2">e encuentran en alguna de las circunstancias objeto de intervención:</text:span> </text:p>
      <text:p text:style-name="P1">a) Quienes presentan <text:span text:style-name="T10">alteraciones o trastorno del desarrollo</text:span> como consecuencia de una <text:span text:style-name="T10">alteración de las estructuras o funciones corporales,</text:span> restricciones en la actividad y/o participación social o cualquier otro factor contextual que repercute significativamente en el desarrollo de las capacidades, adquisiciones y recursos personales.</text:p>
      <text:p text:style-name="P3">b) Quienes presentan <text:span text:style-name="T10">riesgo de presentar alteración en el desarrollo </text:span>por haber estado <text:span text:style-name="T10">sometidos, durante el período pre, peri y/o postnatal</text:span>, a determinadas situaciones, como puede ser la prematuridad, el bajo peso o la anoxia al nacer, o cualquier otro factor o signo biológico de riesgo.</text:p>
      <text:p text:style-name="P3"/>
      <text:p text:style-name="P3">c) Quienes presentan <text:span text:style-name="T10">riesgo de presentar alteración en el desarrollo</text:span> por encontrarse <text:span text:style-name="T10">expuestos a condiciones psicosociales</text:span> como la desprotección o la vulnerabilidad <text:span text:style-name="T10">hacia la desprotección.</text:span></text:p>
      <text:p text:style-name="P23"/>
      <text:p text:style-name="P26"><text:span text:style-name="T1">Artículo 4. Procedimiento.</text:span> </text:p>
      <text:list xml:id="list6123290863082184861" text:style-name="L2">
        <text:list-item>
          <text:p text:style-name="P25"><text:span text:style-name="T2">Acceso.</text:span></text:p>
        </text:list-item>
        <text:list-item>
          <text:p text:style-name="P25"><text:span text:style-name="T2">Valoración inicial. </text:span></text:p>
        </text:list-item>
        <text:list-item>
          <text:p text:style-name="P25"><text:span text:style-name="T2">Resolución. <text:s/></text:span></text:p>
        </text:list-item>
        <text:list-item>
          <text:p text:style-name="P25"><text:span text:style-name="T2">Proceso de intervención  </text:span></text:p>
        </text:list-item>
      </text:list>
      <text:p text:style-name="P23"><text:span text:style-name="T2"/></text:p>
      <text:list xml:id="list38845787" text:continue-numbering="true" text:style-name="L2">
        <text:list-header>
          <text:p text:style-name="P25"><text:span text:style-name="T2">1. Acceso:</text:span></text:p>
          <text:list>
            <text:list-item>
              <text:list>
                <text:list-item>
                  <text:list>
                    <text:list-item>
                      <text:list>
                        <text:list-header>
                          <text:p text:style-name="P25"><text:span text:style-name="T2">. a instancia de parte. </text:span></text:p>
                          <text:list>
                            <text:list-item>
                              <text:list>
                                <text:list-item>
                                  <text:list>
                                    <text:list-item>
                                      <text:list>
                                        <text:list-item>
                                          <text:list>
                                            <text:list-header>
                                              <text:p text:style-name="P2">. solicitado por los servicios sanitarios, sociales o educativos</text:p>
                                              <text:p text:style-name="P2">. <text:s/>podrá ser solicitado por la familia, los tutores o los guardadores.</text:p>
                                            </text:list-header>
                                          </text:list>
                                        </text:list-item>
                                      </text:list>
                                    </text:list-item>
                                  </text:list>
                                </text:list-item>
                              </text:list>
                            </text:list-item>
                          </text:list>
                        </text:list-header>
                      </text:list>
                    </text:list-item>
                  </text:list>
                </text:list-item>
              </text:list>
            </text:list-item>
          </text:list>
          <text:p text:style-name="P27">2. Valoración inicial.</text:p>
        </text:list-header>
      </text:list>
      <text:p text:style-name="P14"><text:span text:style-name="T2">El Servicio de Atención Temprana, procederá a realizar la acogida del menor y familia y la valoración inicial del menor, de la familia y de su entorno. </text:span></text:p>
      <text:p text:style-name="P14"><text:span text:style-name="T2">solicitar cuantos informes se estimen  </text:span></text:p>
      <text:p text:style-name="P14"><text:span text:style-name="T2">Los resultados de la valoración inicial se plasmarán en el correspondiente informe en el que se propondrá el acceso al Servicio de Atención Temprana. </text:span></text:p>
      <text:p text:style-name="P14"><text:span text:style-name="T2"/></text:p>
      <text:list xml:id="list779457851283226004" text:style-name="L4">
        <text:list-item>
          <text:p text:style-name="P15"><text:soft-page-break/><text:span text:style-name="T2">Resolución. El reconocimiento del derecho ------mediante </text:span><text:span text:style-name="T4">Resolución </text:span><text:span text:style-name="T2">del órgano competente de la A</text:span><text:span text:style-name="T4">gencia Navarra de la Autonomía y Desarrollo de las Personas,</text:span><text:span text:style-name="T2"> a propuesta del Servicio de Atención Temprana.</text:span></text:p>
        </text:list-item>
      </text:list>
      <text:p text:style-name="P14"><text:span text:style-name="T2"/></text:p>
      <text:list xml:id="list8837859643815063156" text:style-name="L5">
        <text:list-item>
          <text:p text:style-name="P16"><text:span text:style-name="T2">Proceso de intervención. Fases:</text:span></text:p>
          <text:p text:style-name="P4">a) Elaboración de un <text:span text:style-name="T10">Plan de Intervención </text:span>que incluya la detección de las necesidades de la familia y entorno, la evaluación funcional del menor, la concreción de objetivos y actuaciones específicas.</text:p>
        </text:list-item>
      </text:list>
      <text:p text:style-name="P3">b) <text:span text:style-name="T10">Intervención</text:span> siguiendo los principios establecidos en esta Orden Foral.</text:p>
      <text:p text:style-name="P3">c) <text:span text:style-name="T10">Evaluación</text:span> de procesos y resultados de la intervención.</text:p>
      <text:p text:style-name="P3">d) Elaboración del <text:span text:style-name="T10">informe de finalización del servicio.</text:span></text:p>
      <text:p text:style-name="P3">e) Elaboración del <text:span text:style-name="T10">informe destinado al centro escolar</text:span> donde se matricula el menor en segundo ciclo de Educación Infantil.</text:p>
      <text:p text:style-name="P3">f) Elaboración de cuantos informes sean requeridos por la familia u otros servicios.</text:p>
      <text:p text:style-name="P14"><text:span text:style-name="T2"/></text:p>
      <text:list xml:id="list3898978621197878801" text:style-name="L6">
        <text:list-item>
          <text:p text:style-name="P17"><text:span text:style-name="T2">Cada menor y familia tendrá </text:span><text:span text:style-name="T4">un profesional de referencia </text:span><text:span text:style-name="T2">designado por el equipo de Atención Temprana,</text:span></text:p>
        </text:list-item>
        <text:list-item>
          <text:p text:style-name="P17"><text:span text:style-name="T2">Toda la documentación que genera el niño o la niña, su familia y entorno, se deberán reunir en la </text:span><text:span text:style-name="T4">Historia del menor. </text:span></text:p>
        </text:list-item>
        <text:list-item>
          <text:p text:style-name="P17"><text:span text:style-name="T2">Tod</text:span><text:span text:style-name="T4">as las actuaciones</text:span><text:span text:style-name="T2"> (valoración inicial, proceso de intervención) </text:span><text:span text:style-name="T4">estarán integradas</text:span><text:span text:style-name="T2"> con las realizadas por otros servicios públicos de atención a la primera infancia, evitando duplicidades buscando eficacia y eficiencia en la atención a los menores y familia. </text:span></text:p>
        </text:list-item>
        <text:list-item>
          <text:p text:style-name="P17"><text:span text:style-name="T2">En coherencia con los </text:span><text:span text:style-name="T4">principios de accesibilidad </text:span><text:span text:style-name="T2">del servicio e intervención en entornos comunitarios, se tenderá al acercamiento del servicio a las localidades de residencia de los usuarios. </text:span></text:p>
        </text:list-item>
        <text:list-item>
          <text:p text:style-name="P17"><text:span text:style-name="T2">El Servicio de Atención Temprana podrá </text:span><text:span text:style-name="T4">derivar a</text:span><text:span text:style-name="T2"> la Sección de Valoración del Departamento de Derechos Sociales a los menores que considere para la </text:span><text:span text:style-name="T4">valoración del grado de discapacidad o dependencia. </text:span></text:p>
        </text:list-item>
        <text:list-item>
          <text:p text:style-name="P10">Las actuaciones principios:</text:p>
        </text:list-item>
      </text:list>
      <text:p text:style-name="P12">–<text:span text:style-name="T7">El rol de los profesionales es </text:span><text:span text:style-name="T9">apoyar y trabajar junto con la familia </text:span><text:span text:style-name="T7">y cuidadores del menor.</text:span></text:p>
      <text:p text:style-name="P12">–<text:span text:style-name="T7">L</text:span><text:span text:style-name="T9">os objetivos</text:span><text:span text:style-name="T7"> de intervención debe ser </text:span><text:span text:style-name="T9">funcionales y basados en las necesidades y prioridades</text:span><text:span text:style-name="T7"> de los niños y niñas y sus familias.</text:span></text:p>
      <text:p text:style-name="P12">–<text:span text:style-name="T7">Todas las familias, con el apoyo y los recursos necesarios, pueden </text:span><text:span text:style-name="T9">potenciar el aprendizaje y desarrollo</text:span><text:span text:style-name="T7"> de sus hijos e hijas.</text:span></text:p>
      <text:p text:style-name="P12">–<text:span text:style-name="T7">Los niños y niñas aprenden mejor </text:span><text:span text:style-name="T9">interactuando con sus cuidadores principales en sus rutinas y entornos</text:span><text:span text:style-name="T7"> naturales.</text:span></text:p>
      <text:p text:style-name="P12">–<text:span text:style-name="T7">El proceso de Atención Temprana, desde los contactos iniciales hasta la transición, debe ser dirigida e individualizada para reflejar las preferencias de todos los miembros de la familia, así como su</text:span><text:span text:style-name="T9">s estilos y creencias culturales de aprendizaj</text:span><text:span text:style-name="T7">e, siempre teniendo en cuenta el interés superior del menor.</text:span></text:p>
      <text:p text:style-name="P12">–<text:span text:style-name="T7">Las prioridades e intereses de las familias se abordan mejor por un profesional de referencia que representa y recibe el apoyo del equipo y de la comunidad.</text:span></text:p>
      <text:p text:style-name="P12">–<text:span text:style-name="T7">La intervención debe basarse en </text:span><text:span text:style-name="T9">prácticas validadas y la evidencia científica.</text:span></text:p>
      <text:list xml:id="list38826721" text:continue-numbering="true" text:style-name="L6">
        <text:list-item>
          <text:p text:style-name="P20"><text:span text:style-name="T1">En casos repercutir en una desprotección _ Ley Foral 15/2005 de diciembre, de Promoción, Atención y Protección de la Infancia y a la Adolescencia.</text:span></text:p>
          <text:p text:style-name="P20"><text:span text:style-name="T1"/></text:p>
          <text:p text:style-name="P17"><text:span text:style-name="T3"><text:s/></text:span><text:span text:style-name="T4">Artículo 5. Finalización del servicio. </text:span></text:p>
        </text:list-item>
      </text:list>
      <text:p text:style-name="P14"><text:span text:style-name="T3">Se realizará por Resolución del órgano competente de la Agencia Navarra de la Autonomía y Desarrollo de las Personas, a propuesta del Servicio de Atención Temprana. </text:span></text:p>
      <text:p text:style-name="P14"><text:span text:style-name="T3"/></text:p>
      <text:p text:style-name="P3"><text:soft-page-break/><text:span text:style-name="T11">a) El cumplimiento de los objetivos establecidos en el Plan de Intervención.</text:span></text:p>
      <text:p text:style-name="P3">b) Incorporación al sistema escolar (segundo ciclo de Educación Infantil o Educación Primaria.</text:p>
      <text:p text:style-name="P3">c) Por voluntad expresa de la familia manifestada por escrito.</text:p>
      <text:p text:style-name="P3">d) Incumplimiento de las normas establecidas para una correcta prestación del servicio.</text:p>
      <text:p text:style-name="P3">Se llevarán a cabo las actuaciones que se consideren oportunas para que, en todo caso, las necesidades del menor queden cubiertas.</text:p>
      <text:p text:style-name="P14"><text:span text:style-name="T3"/></text:p>
      <text:p text:style-name="P14"><text:span text:style-name="T3">En el momento de la finalización del servicio, la familia tendrá derecho a recibir un informe escrito que sintetice la intervención llevada a cabo con el menor y familia y la situación actual, así como las necesidades que se consideren precisas. </text:span></text:p>
      <text:p text:style-name="P14"><text:span text:style-name="T3"/></text:p>
      <text:p text:style-name="P21"><text:span text:style-name="T1">Artículo 6. Organización del Servicio de Atención Temprana. </text:span></text:p>
      <text:list xml:id="list7203248926877841316" text:style-name="L7">
        <text:list-item>
          <text:p text:style-name="P18"><text:span text:style-name="T3">la figura de la Dirección y</text:span></text:p>
        </text:list-item>
        <text:list-item>
          <text:p text:style-name="P18"><text:span text:style-name="T3">los Equipos de Atención Temprana. </text:span></text:p>
        </text:list-item>
      </text:list>
      <text:p text:style-name="P14"><text:span text:style-name="T3"/></text:p>
      <text:p text:style-name="P21"><text:span text:style-name="T1">Artículo 7. Dirección del Servicio de Atención Temprana. </text:span></text:p>
      <text:list xml:id="list8917981710312060622" text:style-name="L8">
        <text:list-item>
          <text:p text:style-name="P19"><text:span text:style-name="T3">Tendrá la responsabilidad de la </text:span><text:span text:style-name="T4">gestión organizativa y técnica </text:span><text:span text:style-name="T3">del Servicio de Atención Temprana.</text:span></text:p>
        </text:list-item>
        <text:list-item>
          <text:p text:style-name="P22"><text:span text:style-name="T3">FUNCIONES: </text:span></text:p>
          <text:p text:style-name="P13"><text:span text:style-name="T8">. Planificar, organizar y coordinar el Servicio de Atención Temprana para la población infantil desde el nacimiento hasta los tres años de edad en toda la Comunidad Foral de Navarra.</text:span></text:p>
        </text:list-item>
      </text:list>
      <text:p text:style-name="P12"><text:span text:style-name="T7">. Realizar el seguimiento de los planes anuales de actuación y la evaluación de las memorias anuales.</text:span></text:p>
      <text:p text:style-name="P12"><text:span text:style-name="T7">. Impulsar y garantizar la coordinación y coherencia en el funcionamiento entre los Equipos de Atención Temprana garantizando la igualdad en la calidad del servicio en toda la Comunidad.</text:span></text:p>
      <text:p text:style-name="P12"><text:span text:style-name="T7">. Dirimir en el caso de existir discrepancias.</text:span></text:p>
      <text:p text:style-name="P12"><text:span text:style-name="T7">. <text:s/>Evaluar el funcionamiento del Servicio e introducir aspectos de calidad y mejora.</text:span></text:p>
      <text:p text:style-name="P12"><text:span text:style-name="T7">. Diseñar un registro unificado de la población valorada y atendida.</text:span></text:p>
      <text:p text:style-name="P12"><text:span text:style-name="T7">.Promover y organizar actividades de formación y actualización científica.</text:span></text:p>
      <text:p text:style-name="P12"><text:span text:style-name="T7">. Asegurar el cumplimiento de la legislación vigente.</text:span></text:p>
      <text:p text:style-name="P12"><text:span text:style-name="T7">. Asegurar el cumplimiento del Plan de Actuación Anual del servicio.</text:span></text:p>
      <text:p text:style-name="P12"><text:span text:style-name="T7">. Realizar la gestión del personal.</text:span></text:p>
      <text:p text:style-name="P12"><text:span text:style-name="T7">. Promover las acciones que se establezcan en los Planes Anuales que la Comisión Técnica Interadministrativa de Atención Temprana establezca.</text:span></text:p>
      <text:p text:style-name="P12"><text:span text:style-name="T7">. Garantizar la coordinación y corresponsabilidad entre las diferentes entidades con responsabilidad en Primera Infancia.</text:span></text:p>
      <text:p text:style-name="P12"><text:span text:style-name="T7">. Todas aquellas que le sean requeridas por la ANADP.</text:span></text:p>
      <text:p text:style-name="P3"><text:span text:style-name="T3"/></text:p>
      <text:p text:style-name="P11">Artículo 8. Los equipos de atención temprana.</text:p>
      <text:p text:style-name="P3">1. Los equipos de profesionales están organizados en Equipos de Atención Temprana por áreas de servicios sociales:</text:p>
      <text:p text:style-name="P12">–<text:span text:style-name="T7">Equipo de Atención Temprana de Pamplona y Comarca.</text:span></text:p>
      <text:p text:style-name="P12">–<text:span text:style-name="T7">Equipo de Atención Temprana de Tafalla.</text:span></text:p>
      <text:p text:style-name="P12">–<text:span text:style-name="T7">Equipo de Atención Temprana de Estella.</text:span></text:p>
      <text:p text:style-name="P12"><text:soft-page-break/>–<text:span text:style-name="T7">Equipo de Atención Temprana de Tudela.</text:span></text:p>
      <text:p text:style-name="P12">–<text:span text:style-name="T7">Equipo de Atención Temprana de Noroeste.</text:span></text:p>
      <text:p text:style-name="P12">–<text:span text:style-name="T7">Equipo de Atención Temprana de Noreste.</text:span></text:p>
      <text:p text:style-name="P3">2. El Equipo de Atención Temprana de cada zona se reunirá con carácter semanal para llevar a cabo las siguientes funciones:</text:p>
      <text:p text:style-name="P12">–<text:span text:style-name="T7">Informar de las cuestiones relevantes para el funcionamiento del servicio.</text:span></text:p>
      <text:p text:style-name="P12">–<text:span text:style-name="T7">Establecer criterios de actuación en cada una de las fases del proceso de intervención del Servicio de Atención Temprana.</text:span></text:p>
      <text:p text:style-name="P12">–<text:span text:style-name="T7">Coordinar a los grupos de trabajo establecidos en el Plan Anual del servicio y en el Plan Anual de la Comisión Técnica Interadministrativa de Atención Temprana.</text:span></text:p>
      <text:p text:style-name="P12">–<text:span text:style-name="T7">Establecer colaboraciones entre los y las profesionales del servicio.</text:span></text:p>
      <text:p text:style-name="P12">–<text:span text:style-name="T7">Designar profesionales de referencia de cada una de las intervenciones.</text:span></text:p>
      <text:p text:style-name="P12">–<text:span text:style-name="T7">Proponer finalización del servicio según se establece en el artículo 6 de esta Orden Foral.</text:span></text:p>
      <text:p text:style-name="P12">–<text:span text:style-name="T7">Todas aquellas que se determinen en el Plan Anual aprobado por la ANADP.</text:span></text:p>
      <text:p text:style-name="P3">3. Para cada uno de los equipos de zona la Dirección designará <text:span text:style-name="T10">una persona responsable de coordinar las actuaciones del equipo.</text:span></text:p>
      <text:list xml:id="list2094796348115638982" text:style-name="L9">
        <text:list-item>
          <text:p text:style-name="P5">La dirección podrá convocar al personal coordinador de equipos cuando así lo considere con el fin de unificar criterios de actuación y coordinar las actuaciones de los diferentes equipos.</text:p>
          <text:p text:style-name="P5"/>
        </text:list-item>
      </text:list>
      <text:p text:style-name="P11">Artículo 9. Profesionales de los Equipos de Atención Temprana.</text:p>
      <text:list xml:id="list4507436866545772048" text:style-name="L10">
        <text:list-item>
          <text:p text:style-name="P6">Los profesionales técnicos en Atención Temprana serán expertos en desarrollo infantil y atención temprana. El equipo estará compuesto por profesionales de diferentes disciplinas que, entre otras, podrán ser las siguientes: psicología, pedagogía, psicopedagogía, medicina, terapia ocupacional, fisioterapia, trabajo social, psicomotricidad, logopedia, educación social.</text:p>
          <text:p text:style-name="P6"/>
        </text:list-item>
      </text:list>
      <text:list xml:id="list1789431551596948982" text:style-name="L11">
        <text:list-item>
          <text:p text:style-name="P7">Con carácter general, los profesionales serán responsables de todo el proceso de Atención Temprana. En el Plan Anual se podrán asignar a determinados profesionales del servicio la responsabilidad de actuaciones específicas con el fin de facilitar el funcionamiento del mismo. Asimismo, se elaborará un protocolo de funcionamiento que se incluirá en el Plan Anual aprobado por la ANADP.</text:p>
          <text:p text:style-name="P7"/>
        </text:list-item>
      </text:list>
      <text:list xml:id="list4862477740820814124" text:style-name="L12">
        <text:list-item>
          <text:p text:style-name="P8">Los profesionales de los Equipos de Atención Temprana deberán forman parte de los órganos de la Red de Atención Temprana que se determine.</text:p>
        </text:list-item>
      </text:list>
      <text:p text:style-name="P14"><text:span text:style-name="T3"/></text:p>
      <text:p text:style-name="P11">Artículo 10. Plan Anual y Memoria.</text:p>
      <text:list xml:id="list3597403586842897641" text:style-name="L13">
        <text:list-item>
          <text:p text:style-name="P9">El Servicio de Atención Temprana elaborará el Plan Anual donde se recogerán las actuaciones relativas al funcionamiento, organización, acciones de mejora, etc. Este, Plan será aprobado por la ANADP y será la dirección la responsable de que se lleve a cabo.</text:p>
          <text:p text:style-name="P9"/>
        </text:list-item>
      </text:list>
      <text:p text:style-name="P3">2. Anualmente se elaborará la memoria del Servicio donde se recogerán las actuaciones realizadas y las propuestas de mejora, así como los datos estadísticos anuales del servicio.</text:p>
      <text:p text:style-name="P14"><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style:font-face style:name="Open Sans Bold" svg:font-family="'Open Sans Bold'"/>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ker Zabalegui Murugarren</meta:initial-creator>
    <meta:creation-date>2023-11-01T17:50:42</meta:creation-date>
    <dc:date>2023-11-01T18:58:34.69</dc:date>
    <dc:creator>Iker Zabalegui Murugarren</dc:creator>
    <meta:editing-duration>PT52M34S</meta:editing-duration>
    <meta:editing-cycles>7</meta:editing-cycles>
    <meta:generator>OpenOffice/4.1.8$Win32 OpenOffice.org_project/418m3$Build-9803</meta:generator>
    <meta:document-statistic meta:table-count="0" meta:image-count="0" meta:object-count="0" meta:page-count="5" meta:paragraph-count="120" meta:word-count="2000" meta:character-count="12722"/>
  </office:meta>
</office:document-meta>
</file>